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48cm" fo:min-width="5.588cm"/>
    </style:style>
    <style:style style:name="gr2" style:family="graphic" style:parent-style-name="standard">
      <style:graphic-properties draw:textarea-horizontal-align="justify" draw:textarea-vertical-align="middle" draw:auto-grow-height="false" fo:min-height="1.01cm" fo:min-width="3.656cm"/>
    </style:style>
    <style:style style:name="gr3" style:family="graphic" style:parent-style-name="standard">
      <style:graphic-properties draw:textarea-horizontal-align="justify" draw:textarea-vertical-align="middle" draw:auto-grow-height="false" fo:min-height="1.01cm" fo:min-width="3.84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46cm" fo:min-width="4.664cm"/>
    </style:style>
    <style:style style:name="gr6" style:family="graphic" style:parent-style-name="standard">
      <style:graphic-properties draw:textarea-horizontal-align="justify" draw:textarea-vertical-align="middle" draw:auto-grow-height="false" fo:min-height="1.66cm" fo:min-width="4.804cm"/>
    </style:style>
    <style:style style:name="gr7" style:family="graphic" style:parent-style-name="standard">
      <style:graphic-properties draw:textarea-horizontal-align="justify" draw:textarea-vertical-align="middle" draw:auto-grow-height="false" fo:min-height="1.6cm" fo:min-width="2.5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2" draw:id="id2" draw:layer="layout" svg:width="8.608cm" svg:height="2.966cm" draw:transform="rotate (-0.00925024503556962) translate (6.327cm 1.4cm)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6.6cm" svg:height="2cm" svg:x="11.2cm" svg:y="5.3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6.9cm" svg:height="2cm" svg:x="10.3cm" svg:y="8.2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xml:id="id3" draw:id="id3" draw:layer="layout" draw:type="line" svg:x1="14.5cm" svg:y1="5.3cm" svg:x2="14.5cm" svg:y2="5.3cm" draw:start-shape="id1" draw:start-glue-point="5" draw:end-shape="id1" draw:end-glue-point="5" svg:d="M14500 5300z" svg:viewBox="0 0 1 1">
          <text:p/>
        </draw:connector>
        <draw:connector draw:style-name="gr4" draw:text-style-name="P2" draw:layer="layout" draw:type="line" svg:x1="13.653cm" svg:y1="4.005cm" svg:x2="14.5cm" svg:y2="5.3cm" draw:start-shape="id2" draw:start-glue-point="9" draw:end-shape="id3" draw:end-glue-point="0" svg:d="M13653 4005l847 1295" svg:viewBox="0 0 848 1296">
          <text:p/>
        </draw:connector>
        <draw:connector draw:style-name="gr4" draw:text-style-name="P2" draw:layer="layout" draw:type="line" svg:x1="13.675cm" svg:y1="7.3cm" svg:x2="14.613cm" svg:y2="8.2cm" draw:start-shape="id1" draw:start-glue-point="7" draw:end-shape="id4" draw:end-glue-point="4" svg:d="M13675 7300l938 900" svg:viewBox="0 0 939 901">
          <text:p/>
        </draw:connector>
        <draw:connector draw:style-name="gr4" draw:text-style-name="P2" draw:layer="layout" draw:type="line" svg:x1="12.887cm" svg:y1="10.2cm" svg:x2="11.55cm" svg:y2="11.1cm" draw:start-shape="id4" draw:start-glue-point="7" draw:end-shape="id5" draw:end-glue-point="4" svg:d="M12887 10200l-1337 900" svg:viewBox="0 0 1338 901">
          <text:p/>
        </draw:connector>
        <draw:custom-shape draw:style-name="gr5" draw:text-style-name="P1" xml:id="id6" draw:id="id6" draw:layer="layout" svg:width="8.2cm" svg:height="1.9cm" svg:x="13cm" svg:y="16.1cm">
          <text:p text:style-name="P1">Druku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18.125cm" svg:y1="16.1cm" svg:x2="18.125cm" svg:y2="16.1cm" draw:start-shape="id6" draw:start-glue-point="4" draw:end-shape="id6" draw:end-glue-point="4" svg:d="M18125 16100z" svg:viewBox="0 0 1 1">
          <text:p/>
        </draw:connector>
        <draw:custom-shape draw:style-name="gr6" draw:text-style-name="P1" xml:id="id7" draw:id="id7" draw:layer="layout" svg:width="7.5cm" svg:height="2.7cm" svg:x="7.1cm" svg:y="19.4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7.1cm" svg:y1="18cm" svg:x2="10.85cm" svg:y2="19.4cm" draw:start-shape="id6" draw:start-glue-point="8" draw:end-shape="id7" draw:end-glue-point="4" svg:d="M17100 18000l-6250 1400" svg:viewBox="0 0 6251 1401">
          <text:p/>
        </draw:connector>
        <draw:custom-shape draw:style-name="gr7" draw:text-style-name="P1" xml:id="id5" draw:id="id5" draw:layer="layout" svg:width="6.1cm" svg:height="3.7cm" svg:x="8.5cm" svg:y="11.1cm">
          <text:p text:style-name="P1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svg:x1="14.6cm" svg:y1="12.95cm" svg:x2="17.1cm" svg:y2="16.1cm" draw:start-shape="id5" draw:start-glue-point="7" draw:end-shape="id6" draw:end-glue-point="5" svg:d="M14600 12950h2500v3150" svg:viewBox="0 0 2501 3151">
          <text:p text:style-name="P1">TAK</text:p>
        </draw:connector>
        <draw:custom-shape draw:style-name="gr5" draw:text-style-name="P1" xml:id="id8" draw:id="id8" draw:layer="layout" svg:width="8.2cm" svg:height="1.9cm" svg:x="1.9cm" svg:y="16.2cm">
          <text:p text:style-name="P1">Drukuj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svg:x1="8.5cm" svg:y1="12.95cm" svg:x2="7.025cm" svg:y2="16.2cm" draw:start-shape="id5" draw:start-glue-point="5" draw:end-shape="id8" draw:end-glue-point="4" svg:d="M8500 12950h-1475v3250" svg:viewBox="0 0 1476 3251">
          <text:p text:style-name="P1">NIE</text:p>
        </draw:connector>
        <draw:connector draw:style-name="gr4" draw:text-style-name="P2" draw:layer="layout" draw:type="line" svg:x1="6cm" svg:y1="18.1cm" svg:x2="10.85cm" svg:y2="19.4cm" draw:start-shape="id8" draw:start-glue-point="8" draw:end-shape="id7" draw:end-glue-point="4" svg:d="M6000 18100l4850 1300" svg:viewBox="0 0 4851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2:05:01.133681468</meta:creation-date>
    <dc:date>2019-10-31T12:33:35.756360436</dc:date>
    <meta:editing-duration>PT18M4S</meta:editing-duration>
    <meta:editing-cycles>2</meta:editing-cycles>
    <meta:generator>LibreOffice/6.0.7.3$Linux_X86_64 LibreOffice_project/00m0$Build-3</meta:generator>
    <meta:document-statistic meta:object-count="16"/>
  </office:meta>
</office:document-meta>
</file>